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ucida Console" fo:font-size="9pt" style:font-size-asian="9pt"/>
    </style:style>
    <style:style style:name="T1" style:family="text">
      <style:text-properties style:use-window-font-color="true" loext:opacity="0%" style:font-name="Lucida Console"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# https://www.elastic.co/guide/en/beats/metricbeat/index.html</text:span></text:p>
      <text:p text:style-name="P1"/>
      <text:p text:style-name="Standard"><text:span text:style-name="T1">#========================== <text:s/>Modules configuration ============================</text:span></text:p>
      <text:p text:style-name="P1"/>
      <text:p text:style-name="Standard"><text:span text:style-name="T1">metricbeat.config.modules:</text:span></text:p>
      <text:p text:style-name="Standard"><text:span text:style-name="T1"><text:s text:c="2"/># Glob pattern for configuration loading</text:span></text:p>
      <text:p text:style-name="Standard"><text:span text:style-name="T1"><text:s text:c="2"/>path: ${path.config}/modules.d/*.yml</text:span></text:p>
      <text:p text:style-name="P1"/>
      <text:p text:style-name="Standard"><text:span text:style-name="T1"><text:s text:c="2"/># Set to true to enable config reloading</text:span></text:p>
      <text:p text:style-name="Standard"><text:span text:style-name="T1"><text:s text:c="2"/>reload.enabled: false</text:span></text:p>
      <text:p text:style-name="P1"/>
      <text:p text:style-name="Standard"><text:span text:style-name="T1"><text:s text:c="2"/># Period on which files under path should be checked for changes</text:span></text:p>
      <text:p text:style-name="Standard"><text:span text:style-name="T1"><text:s text:c="2"/>#reload.period: 10s</text:span></text:p>
      <text:p text:style-name="P1"/>
      <text:p text:style-name="Standard"><text:span text:style-name="T1">#==================== Elasticsearch template setting ==========================</text:span></text:p>
      <text:p text:style-name="P1"/>
      <text:p text:style-name="Standard"><text:span text:style-name="T1">setup.template.settings:</text:span></text:p>
      <text:p text:style-name="Standard"><text:span text:style-name="T1"><text:s text:c="2"/>index.number_of_shards: 1</text:span></text:p>
      <text:p text:style-name="Standard"><text:span text:style-name="T1"><text:s text:c="2"/>index.codec: best_compression</text:span></text:p>
      <text:p text:style-name="Standard"><text:span text:style-name="T1"><text:s text:c="2"/>#_source.enabled: false</text:span></text:p>
      <text:p text:style-name="P1"/>
      <text:p text:style-name="Standard"><text:span text:style-name="T1">#================================ General =====================================</text:span></text:p>
      <text:p text:style-name="P1"/>
      <text:p text:style-name="Standard"><text:span text:style-name="T1"># The name of the shipper that publishes the network data. It can be used to group</text:span></text:p>
      <text:p text:style-name="Standard"><text:span text:style-name="T1"># all the transactions sent by a single shipper in the web interface.</text:span></text:p>
      <text:p text:style-name="Standard"><text:span text:style-name="T1">#name:</text:span></text:p>
      <text:p text:style-name="P1"/>
      <text:p text:style-name="Standard"><text:span text:style-name="T1"># The tags of the shipper are included in their own field with each</text:span></text:p>
      <text:p text:style-name="Standard"><text:span text:style-name="T1"># transaction published.</text:span></text:p>
      <text:p text:style-name="Standard"><text:span text:style-name="T1">#tags: ["service-X", "web-tier"]</text:span></text:p>
      <text:p text:style-name="P1"/>
      <text:p text:style-name="Standard"><text:span text:style-name="T1"># Optional fields that you can specify to add additional information to the</text:span></text:p>
      <text:p text:style-name="Standard"><text:span text:style-name="T1"># output.</text:span></text:p>
      <text:p text:style-name="Standard"><text:span text:style-name="T1">#fields:</text:span></text:p>
      <text:p text:style-name="Standard"><text:span text:style-name="T1"># <text:s/>env: staging</text:span></text:p>
      <text:p text:style-name="P1"/>
      <text:p text:style-name="P1"/>
      <text:p text:style-name="Standard"><text:span text:style-name="T1">#============================== Dashboards =====================================</text:span></text:p>
      <text:p text:style-name="Standard"><text:span text:style-name="T1"># These settings control loading the sample dashboards to the Kibana index. Loading</text:span></text:p>
      <text:p text:style-name="Standard"><text:span text:style-name="T1"># the dashboards is disabled by default and can be enabled either by setting the</text:span></text:p>
      <text:p text:style-name="Standard"><text:span text:style-name="T1"># options here or by using the `setup` command.</text:span></text:p>
      <text:p text:style-name="Standard"><text:span text:style-name="T1">#setup.dashboards.enabled: false</text:span></text:p>
      <text:p text:style-name="P1"/>
      <text:p text:style-name="Standard"><text:span text:style-name="T1"># The URL from where to download the dashboards archive. By default this URL</text:span></text:p>
      <text:p text:style-name="Standard"><text:span text:style-name="T1"># has a value which is computed based on the Beat name and version. For released</text:span></text:p>
      <text:p text:style-name="Standard"><text:span text:style-name="T1"># versions, this URL points to the dashboard archive on the artifacts.elastic.co</text:span></text:p>
      <text:p text:style-name="Standard"><text:span text:style-name="T1"># website.</text:span></text:p>
      <text:p text:style-name="Standard"><text:span text:style-name="T1">#setup.dashboards.url:</text:span></text:p>
      <text:p text:style-name="P1"/>
      <text:p text:style-name="Standard"><text:span text:style-name="T1">#============================== Kibana =====================================</text:span></text:p>
      <text:p text:style-name="P1"/>
      <text:p text:style-name="Standard"><text:span text:style-name="T1"># Starting with Beats version 6.0.0, the dashboards are loaded via the Kibana API.</text:span></text:p>
      <text:p text:style-name="Standard"><text:span text:style-name="T1"># This requires a Kibana endpoint configuration.</text:span></text:p>
      <text:p text:style-name="Standard"><text:span text:style-name="T1">setup.kibana:</text:span></text:p>
      <text:p text:style-name="Standard"><text:span text:style-name="T1"><text:s text:c="2"/>host: "10.1.0.4:5601"</text:span></text:p>
      <text:p text:style-name="P1"/>
      <text:p text:style-name="Standard"><text:span text:style-name="T1"><text:s text:c="2"/># Kibana Host</text:span></text:p>
      <text:p text:style-name="Standard"><text:span text:style-name="T1"><text:s text:c="2"/># Scheme and port can be left out and will be set to the default (http and 5601)</text:span></text:p>
      <text:p text:style-name="Standard"><text:span text:style-name="T1"><text:s text:c="2"/># In case you specify and additional path, the scheme is required: http://localhost:5601/path</text:span></text:p>
      <text:p text:style-name="Standard"><text:span text:style-name="T1"><text:s text:c="2"/># IPv6 addresses should always be defined as: https://[2001:db8::1]:5601</text:span></text:p>
      <text:p text:style-name="Standard"><text:span text:style-name="T1"><text:s text:c="2"/>#host: "localhost:5601"</text:span></text:p>
      <text:p text:style-name="P1"/>
      <text:p text:style-name="Standard"><text:span text:style-name="T1"><text:s text:c="2"/># Kibana Space ID</text:span></text:p>
      <text:p text:style-name="Standard"><text:span text:style-name="T1"><text:s text:c="2"/># ID of the Kibana Space into which the dashboards should be loaded. By default,</text:span></text:p>
      <text:p text:style-name="Standard"><text:span text:style-name="T1"><text:s text:c="2"/># the Default Space will be used.</text:span></text:p>
      <text:p text:style-name="Standard"><text:span text:style-name="T1"><text:s text:c="2"/>#space.id:</text:span></text:p>
      <text:p text:style-name="P1"/>
      <text:p text:style-name="Standard"><text:span text:style-name="T1">#============================= Elastic Cloud ==================================</text:span></text:p>
      <text:p text:style-name="P1"/>
      <text:p text:style-name="Standard"><text:span text:style-name="T1"># These settings simplify using Metricbeat with the Elastic Cloud (https://cloud.elastic.co/).</text:span></text:p>
      <text:p text:style-name="P1"/>
      <text:p text:style-name="Standard"><text:span text:style-name="T1"># The cloud.id setting overwrites the `output.elasticsearch.hosts` and</text:span></text:p>
      <text:p text:style-name="Standard"><text:span text:style-name="T1"># `setup.kibana.host` options.</text:span></text:p>
      <text:p text:style-name="Standard"><text:soft-page-break/><text:span text:style-name="T1"># You can find the `cloud.id` in the Elastic Cloud web UI.</text:span></text:p>
      <text:p text:style-name="Standard"><text:span text:style-name="T1">#cloud.id:</text:span></text:p>
      <text:p text:style-name="P1"/>
      <text:p text:style-name="Standard"><text:span text:style-name="T1"># The cloud.auth setting overwrites the `output.elasticsearch.username` and</text:span></text:p>
      <text:p text:style-name="Standard"><text:span text:style-name="T1"># `output.elasticsearch.password` settings. The format is `&lt;user&gt;:&lt;pass&gt;`.</text:span></text:p>
      <text:p text:style-name="Standard"><text:span text:style-name="T1">#cloud.auth:</text:span></text:p>
      <text:p text:style-name="P1"/>
      <text:p text:style-name="Standard"><text:span text:style-name="T1">#================================ Outputs =====================================</text:span></text:p>
      <text:p text:style-name="P1"/>
      <text:p text:style-name="Standard"><text:span text:style-name="T1"># Configure what output to use when sending the data collected by the beat.</text:span></text:p>
      <text:p text:style-name="P1"/>
      <text:p text:style-name="Standard"><text:span text:style-name="T1">#-------------------------- Elasticsearch output ------------------------------</text:span></text:p>
      <text:p text:style-name="Standard"><text:span text:style-name="T1">output.elasticsearch:</text:span></text:p>
      <text:p text:style-name="Standard"><text:span text:style-name="T1"><text:s text:c="2"/># Array of hosts to connect to.</text:span></text:p>
      <text:p text:style-name="Standard"><text:span text:style-name="T1"><text:s text:c="2"/>hosts: ["10.1.0.4:9200"]</text:span></text:p>
      <text:p text:style-name="Standard"><text:span text:style-name="T1"><text:s text:c="2"/>username: "elastic"</text:span></text:p>
      <text:p text:style-name="Standard"><text:span text:style-name="T1"><text:s text:c="2"/>password: "changeme"</text:span></text:p>
      <text:p text:style-name="P1"/>
      <text:p text:style-name="Standard"><text:span text:style-name="T1"><text:s text:c="2"/># Optional protocol and basic auth credentials.</text:span></text:p>
      <text:p text:style-name="Standard"><text:span text:style-name="T1"><text:s text:c="2"/>#protocol: "https"</text:span></text:p>
      <text:p text:style-name="Standard"><text:span text:style-name="T1"><text:s text:c="2"/>#username: "elastic"</text:span></text:p>
      <text:p text:style-name="Standard"><text:span text:style-name="T1"><text:s text:c="2"/>#password: "changeme"</text:span></text:p>
      <text:p text:style-name="P1"/>
      <text:p text:style-name="Standard"><text:span text:style-name="T1">#----------------------------- Logstash output --------------------------------</text:span></text:p>
      <text:p text:style-name="Standard"><text:span text:style-name="T1">#output.logstash:</text:span></text:p>
      <text:p text:style-name="Standard"><text:span text:style-name="T1"><text:s text:c="2"/># The Logstash hosts</text:span></text:p>
      <text:p text:style-name="Standard"><text:span text:style-name="T1"><text:s text:c="2"/>#hosts: ["localhost:5044"]</text:span></text:p>
      <text:p text:style-name="P1"/>
      <text:p text:style-name="Standard"><text:span text:style-name="T1"><text:s text:c="2"/># Optional SSL. By default is off.</text:span></text:p>
      <text:p text:style-name="Standard"><text:span text:style-name="T1"><text:s text:c="2"/># List of root certificates for HTTPS server verifications</text:span></text:p>
      <text:p text:style-name="Standard"><text:span text:style-name="T1"><text:s text:c="2"/>#ssl.certificate_authorities: ["/etc/pki/root/ca.pem"]</text:span></text:p>
      <text:p text:style-name="P1"/>
      <text:p text:style-name="Standard"><text:span text:style-name="T1"><text:s text:c="2"/># Certificate for SSL client authentication</text:span></text:p>
      <text:p text:style-name="Standard"><text:span text:style-name="T1"><text:s text:c="2"/>#ssl.certificate: "/etc/pki/client/cert.pem"</text:span></text:p>
      <text:p text:style-name="P1"/>
      <text:p text:style-name="Standard"><text:span text:style-name="T1"><text:s text:c="2"/># Client Certificate Key</text:span></text:p>
      <text:p text:style-name="Standard"><text:span text:style-name="T1"><text:s text:c="2"/>#ssl.key: "/etc/pki/client/cert.key"</text:span></text:p>
      <text:p text:style-name="P1"/>
      <text:p text:style-name="Standard"><text:span text:style-name="T1">#================================ Processors =====================================</text:span></text:p>
      <text:p text:style-name="P1"/>
      <text:p text:style-name="Standard"><text:span text:style-name="T1"># Configure processors to enhance or manipulate events generated by the beat.</text:span></text:p>
      <text:p text:style-name="P1"/>
      <text:p text:style-name="Standard"><text:span text:style-name="T1">processors:</text:span></text:p>
      <text:p text:style-name="Standard"><text:span text:style-name="T1"><text:s text:c="2"/>- add_host_metadata: ~</text:span></text:p>
      <text:p text:style-name="Standard"><text:span text:style-name="T1"><text:s text:c="2"/>- add_cloud_metadata: ~</text:span></text:p>
      <text:p text:style-name="P1"/>
      <text:p text:style-name="Standard"><text:span text:style-name="T1">#================================ Logging =====================================</text:span></text:p>
      <text:p text:style-name="P1"/>
      <text:p text:style-name="Standard"><text:span text:style-name="T1"># Sets log level. The default log level is info.</text:span></text:p>
      <text:p text:style-name="Standard"><text:span text:style-name="T1"># Available log levels are: error, warning, info, debug</text:span></text:p>
      <text:p text:style-name="Standard"><text:span text:style-name="T1">#logging.level: debug</text:span></text:p>
      <text:p text:style-name="P1"/>
      <text:p text:style-name="Standard"><text:span text:style-name="T1"># At debug level, you can selectively enable logging only for some components.</text:span></text:p>
      <text:p text:style-name="Standard"><text:span text:style-name="T1"># To enable all selectors use ["*"]. Examples of other selectors are "beat",</text:span></text:p>
      <text:p text:style-name="Standard"><text:span text:style-name="T1"># "publish", "service".</text:span></text:p>
      <text:p text:style-name="Standard"><text:span text:style-name="T1">#logging.selectors: ["*"]</text:span></text:p>
      <text:p text:style-name="P1"/>
      <text:p text:style-name="Standard"><text:span text:style-name="T1">#============================== X-Pack Monitoring ===============================</text:span></text:p>
      <text:p text:style-name="Standard"><text:span text:style-name="T1"># metricbeat can export internal metrics to a central Elasticsearch monitoring</text:span></text:p>
      <text:p text:style-name="Standard"><text:span text:style-name="T1"># cluster. <text:s/>This requires xpack monitoring to be enabled in Elasticsearch. <text:s/>The</text:span></text:p>
      <text:p text:style-name="Standard"><text:span text:style-name="T1"># reporting is disabled by default.</text:span></text:p>
      <text:p text:style-name="P1"/>
      <text:p text:style-name="Standard"><text:span text:style-name="T1"># Set to true to enable the monitoring reporter.</text:span></text:p>
      <text:p text:style-name="Standard"><text:span text:style-name="T1">#monitoring.enabled: false</text:span></text:p>
      <text:p text:style-name="P1"/>
      <text:p text:style-name="Standard"><text:span text:style-name="T1"># Sets the UUID of the Elasticsearch cluster under which monitoring data for this</text:span></text:p>
      <text:p text:style-name="Standard"><text:span text:style-name="T1"># Metricbeat instance will appear in the Stack Monitoring UI. If output.elasticsearch</text:span></text:p>
      <text:p text:style-name="Standard"><text:span text:style-name="T1"># is enabled, the UUID is derived from the Elasticsearch cluster referenced by output.elasticsearch.</text:span></text:p>
      <text:p text:style-name="Standard"><text:span text:style-name="T1">#monitoring.cluster_uuid:</text:span></text:p>
      <text:p text:style-name="P1"/>
      <text:p text:style-name="Standard"><text:span text:style-name="T1"># Uncomment to send the metrics to Elasticsearch. Most settings from the</text:span></text:p>
      <text:p text:style-name="Standard"><text:span text:style-name="T1"># Elasticsearch output are accepted here as well.</text:span></text:p>
      <text:p text:style-name="Standard"><text:span text:style-name="T1"># Note that the settings should point to your Elasticsearch *monitoring* cluster.</text:span></text:p>
      <text:p text:style-name="Standard"><text:span text:style-name="T1"># Any setting that is not set is automatically inherited from the Elasticsearch</text:span></text:p>
      <text:p text:style-name="Standard"><text:soft-page-break/><text:span text:style-name="T1"># output configuration, so if you have the Elasticsearch output configured such</text:span></text:p>
      <text:p text:style-name="Standard"><text:span text:style-name="T1"># that it is pointing to your Elasticsearch monitoring cluster, you can simply</text:span></text:p>
      <text:p text:style-name="Standard"><text:span text:style-name="T1"># uncomment the following line.</text:span></text:p>
      <text:p text:style-name="Standard"><text:span text:style-name="T1">#monitoring.elasticsearch:</text:span></text:p>
      <text:p text:style-name="P1"/>
      <text:p text:style-name="Standard"><text:span text:style-name="T1">#================================= Migration ==================================</text:span></text:p>
      <text:p text:style-name="P1"/>
      <text:p text:style-name="Standard"><text:span text:style-name="T1"># This allows to enable 6.7 migration aliases</text:span></text:p>
      <text:p text:style-name="Standard"><text:span text:style-name="T1">#migration.6_to_7.enabled: true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4T15:29:38.647000000</meta:creation-date>
    <dc:date>2021-06-24T15:38:44.149000000</dc:date>
    <meta:editing-duration>PT9M5S</meta:editing-duration>
    <meta:editing-cycles>1</meta:editing-cycles>
    <meta:generator>LibreOffice/7.1.3.2$Windows_X86_64 LibreOffice_project/47f78053abe362b9384784d31a6e56f8511eb1c1</meta:generator>
    <meta:document-statistic meta:table-count="0" meta:image-count="0" meta:object-count="0" meta:page-count="3" meta:paragraph-count="115" meta:word-count="707" meta:character-count="5658" meta:non-whitespace-character-count="4986"/>
  </office:meta>
</office:document-meta>
</file>